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style:text-underline-style="solid" style:text-underline-width="auto" style:text-underline-color="font-color"/>
    </style:style>
    <style:style style:name="P3" style:family="paragraph" style:parent-style-name="Standard" style:master-page-name="Standard">
      <style:paragraph-properties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DP Problem Discussion Session</text:span></text:p>
      <text:p text:style-name="Standard">*************************************************************************************************************</text:p>
      <text:p text:style-name="Standard"/>
      <text:p text:style-name="Standard">Problem 1:- <text:span text:style-name="T1">Subset Sum Problem</text:span> </text:p>
      <text:p text:style-name="Standard"/>
      <text:p text:style-name="Standard"><text:a xlink:type="simple" xlink:href="https://www.hackerearth.com/practice/algorithms/dynamic-programming/introduction-to-dynamic-programming-1/practice-problems/algorithm/amazing-test/" text:style-name="ListLabel_20_1" text:visited-style-name="ListLabel_20_1"><text:span text:style-name="T2">Problem 1 link</text:span></text:a> <text:s/><text:a xlink:type="simple" xlink:href="https://pastebin.com/dJPXS7tc" text:style-name="ListLabel_20_1" text:visited-style-name="ListLabel_20_1"><text:span text:style-name="T2">Submission link</text:span></text:a></text:p>
      <text:p text:style-name="Standard"/>
      <text:p text:style-name="Standard"><text:span text:style-name="T1">Try memory optimised version after the session by yourself.</text:span></text:p>
      <text:p text:style-name="Standard"/>
      <text:p text:style-name="Standard">Problem 1 Follow up:- You are given n pipes, height of the ith pipe being h[i], You have two bags of infinite capacities, you have to distribute pipes in those bags such that the sum of heights of pipe in bag1 should be equal to sum of heights in bag2. Try to maximise this required sum and print it.</text:p>
      <text:p text:style-name="Standard"/>
      <text:p text:style-name="Standard"><text:span text:style-name="T1">Note:- </text:span>Each pipe can only go in a <text:span text:style-name="T1">single</text:span> bag and it is also <text:span text:style-name="T1">not </text:span><text:s/>necessary to use every pipe.</text:p>
      <text:p text:style-name="Standard"/>
      <text:p text:style-name="Standard">Subtask 1:- 1 &lt;= <text:s/>n &lt;= 20, 1 &lt;= h[i] &lt;= 100 <text:s text:c="3"/><text:a xlink:type="simple" xlink:href="https://pastebin.com/2yb5vKTD" text:style-name="ListLabel_20_1" text:visited-style-name="ListLabel_20_1"><text:span text:style-name="T2">Naive dp</text:span></text:a> <text:s text:c="4"/><text:a xlink:type="simple" xlink:href="https://pastebin.com/3Ni8C93E" text:style-name="ListLabel_20_1" text:visited-style-name="ListLabel_20_1"><text:span text:style-name="T2">Memory optimized dp</text:span></text:a></text:p>
      <text:p text:style-name="Standard">Subtask 2:- 1 &lt;= n &lt;= 100, 1 &lt;= h[i] &lt;= 1000 <text:s/><text:a xlink:type="simple" xlink:href="https://pastebin.com/EYfr9TaP" text:style-name="ListLabel_20_1" text:visited-style-name="ListLabel_20_1"><text:span text:style-name="T2">Optimized dp</text:span></text:a></text:p>
      <text:p text:style-name="P1"/>
      <text:p text:style-name="Standard"><text:span text:style-name="T1">Please try the memory optimized version of Subtask 1 by yourself first.</text:span></text:p>
      <text:p text:style-name="Standard"/>
      <text:p text:style-name="Standard">*************************************************************************************************************</text:p>
      <text:p text:style-name="Standard"/>
      <text:p text:style-name="Standard">Problem 2:-<text:span text:style-name="T1"> Multi - dimensional dp</text:span></text:p>
      <text:p text:style-name="P1"/>
      <text:p text:style-name="Standard">Figuring out the states are very crucial in dp problems, especially in multi - dimensional problems in which coming out with proper dp states is not very trivial, the problem itself contains enough clues and observations to disclose the states.</text:p>
      <text:p text:style-name="Standard"/>
      <text:p text:style-name="Standard">Facts like the length of the array we have processed, and track of important details which are necessary to define a <text:span text:style-name="T1">unique </text:span>situation helps a lot in finding out dp states.</text:p>
      <text:p text:style-name="Standard"><text:soft-page-break/></text:p>
      <text:p text:style-name="Standard"><text:s/><text:a xlink:type="simple" xlink:href="https://atcoder.jp/contests/abc192/tasks/abc192_f" text:style-name="ListLabel_20_1" text:visited-style-name="ListLabel_20_1"><text:span text:style-name="T2">Problem 2 link</text:span></text:a>, <text:a xlink:type="simple" xlink:href="https://atcoder.jp/contests/abc192/submissions/21217448" text:style-name="ListLabel_20_1" text:visited-style-name="ListLabel_20_1"><text:span text:style-name="T2">Submission Link</text:span></text:a></text:p>
      <text:p text:style-name="Standard"/>
      <text:p text:style-name="Standard">*************************************************************************************************************</text:p>
      <text:p text:style-name="Standard"/>
      <text:p text:style-name="Standard">Problem 3:-<text:span text:style-name="T1"> Dp with preprocessing, (nice two pointer preprocessing)</text:span></text:p>
      <text:p text:style-name="Standard"/>
      <text:p text:style-name="Standard"><text:a xlink:type="simple" xlink:href="https://codeforces.com/problemset/problem/1497/E2" text:style-name="ListLabel_20_1" text:visited-style-name="ListLabel_20_1"><text:span text:style-name="T2">Problem 3 link</text:span></text:a>, <text:a xlink:type="simple" xlink:href="https://codeforces.com/contest/1497/submission/110543821" text:style-name="ListLabel_20_1" text:visited-style-name="ListLabel_20_1"><text:span text:style-name="T2">Problem 3 submission link</text:span></text:a></text:p>
      <text:p text:style-name="Standard"/>
      <text:p text:style-name="Standard">*************************************************************************************************************</text:p>
      <text:p text:style-name="Standard"/>
      <text:p text:style-name="Standard"><text:span text:style-name="T1">Dynamic Programming using bitmasks</text:span></text:p>
      <text:p text:style-name="Standard"/>
      <text:p text:style-name="Standard">Always remember that bitmasks are only for representing subsets, and they are useful when we have to maintain information of set, i.e adding elements to a set can be implemented by setting the particular bit to 1, and removing an element from the set can be done by switching off that particular bit, that is making it 0.</text:p>
      <text:p text:style-name="Standard"/>
      <text:p text:style-name="Standard">DP with bitmasks also helps us to cover all permutations in exponential time, as factorial(n) is much much greater than 2^n, for larger n’s.</text:p>
      <text:p text:style-name="P2"/>
      <text:p text:style-name="Standard"><text:span text:style-name="T1">Problem 1</text:span>:- You are given two array’s A and B. You are allowed to choose any permutation of array A, such that you have to maximise the following expression:- </text:p>
      <text:p text:style-name="Standard"/>
      <text:p text:style-name="Standard">Maximise :- <text:span text:style-name="T1">Summation A[i] * B[i]</text:span>, for each i from [1, n].</text:p>
      <text:p text:style-name="Standard"/>
      <text:p text:style-name="Standard">Print the maximum sum. </text:p>
      <text:p text:style-name="Standard"/>
      <text:p text:style-name="Standard">Constraints:- 1 &lt;= n &lt;= 20,</text:p>
      <text:p text:style-name="Standard"><text:s text:c="21"/>-10^7 &lt;= A[i], B[i] &lt;= 10^7</text:p>
      <text:p text:style-name="Standard"/>
      <text:p text:style-name="Standard"><text:soft-page-break/><text:a xlink:type="simple" xlink:href="https://pastebin.com/3nPSRzXu" text:style-name="ListLabel_20_1" text:visited-style-name="ListLabel_20_1"><text:span text:style-name="T2">Commented code for reference</text:span></text:a></text:p>
      <text:p text:style-name="Standard">------------------------------------------------------------------------------------------------------</text:p>
      <text:p text:style-name="Standard"/>
      <text:p text:style-name="Standard"><text:span text:style-name="T1">Problem 2</text:span>:- Codechef TSHIRTS <text:a xlink:type="simple" xlink:href="https://www.codechef.com/problems/TSHIRTS" text:style-name="ListLabel_20_1" text:visited-style-name="ListLabel_20_1"><text:span text:style-name="T2">Problem link</text:span></text:a> <text:a xlink:type="simple" xlink:href="https://www.codechef.com/viewsolution/42642851" text:style-name="ListLabel_20_1" text:visited-style-name="ListLabel_20_1"><text:span text:style-name="T2">Submission Link</text:span></text:a></text:p>
      <text:p text:style-name="Standard"/>
      <text:p text:style-name="Standar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31" meta:word-count="404" meta:character-count="2882" meta:non-whitespace-character-count="2473"/>
    <meta:generator>LibreOfficeDev/6.0.5.2$Linux_X86_64 LibreOffice_project/</meta:generator>
  </office:meta>
</office:document-meta>
</file>